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T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rupos y usuarios en ubuntus terminal</text:p>
      <text:list text:style-name="LFO1" text:continue-numbering="true">
        <text:list-item>
          <text:p text:style-name="P2">Crear usuarios</text:p>
        </text:list-item>
      </text:list>
      <text:p text:style-name="Párrafodelista">-sudo useradd<text:span text:style-name="T3"><text:s/>usuarios</text:span></text:p>
      <text:p text:style-name="Párrafodelista">-sudo passw<text:span text:style-name="T4"><text:s/>usuario</text:span></text:p>
      <text:p text:style-name="Párrafodelista">-sudo adduser usuario grupo</text:p>
      <text:p text:style-name="Párrafodelista">-su usuario =para acceder con este usuario</text:p>
      <text:p text:style-name="Párrafodelista">-sudo adduser usuario su =para poder<text:s/>agregarlo al grupo sudo</text:p>
      <text:p text:style-name="Párrafodelista"/>
      <text:p text:style-name="Normal">2. crear gurpos</text:p>
      <text:p text:style-name="Normal"><text:s text:c="14"/>-sudo groupadd nombregrupo</text:p>
      <text:p text:style-name="Normal"><text:s text:c="14"/>-groups nombre de usuario =para ver a que grupo va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1-26T01:59:00Z</meta:creation-date>
    <dc:date>2021-11-26T09:31:00Z</dc:date>
    <meta:template xlink:href="Normal" xlink:type="simple"/>
    <meta:editing-cycles>1</meta:editing-cycles>
    <meta:editing-duration>PT9600S</meta:editing-duration>
    <meta:document-statistic meta:page-count="1" meta:paragraph-count="1" meta:word-count="54" meta:character-count="351" meta:row-count="2" meta:non-whitespace-character-count="298"/>
  </office:meta>
</office:document-meta>
</file>